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7">
            <text:p>0619 <text:s/>92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8">
            <text:p>0619 <text:s/>92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8">
            <text:p>0619 <text:s/>92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8">
            <text:p>0619 <text:s/>92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8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8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8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8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8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5.98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1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3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3">
            <text:p>0619 <text:s/>92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3">
            <text:p>0619 <text:s/>92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3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3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3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3">
            <text:p>0619 <text:s/>92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3">
            <text:p>0619 <text:s/>92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3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5">
            <text:p>0619 <text:s/>92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9T09:20:46.06">
            <text:p>0619 <text:s/>92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19T09:20:46.06">
            <text:p>2021/6/19 9:2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9T09:20:46.06">
            <text:p>0619 <text:s/>920</text:p>
          </table:table-cell>
          <table:table-cell table:style-name="ce7" table:formula="of:=NOW()" office:value-type="date" office:date-value="2021-06-19T09:20:46.06">
            <text:p>0619 <text:s/>92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19T09:20:46.06">
            <text:p>0619 <text:s/>92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4">
            <text:p>0619 <text:s/>92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6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19"/>
          <table:table-cell table:style-name="ce19" office:value-type="string">
            <text:p>yesterday, it was the seve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19" office:value-type="string">
            <text:p>ishraba / al'qah'wata</text:p>
          </table:table-cell>
          <table:table-cell table:style-name="ce19" office:value-type="string">
            <text:p>i drink coffe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19" office:value-type="string">
            <text:p>kah'we / mei-nuw'sha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19" office:value-type="string" table:number-columns-spanned="2" table:number-rows-spanned="1">
            <text:p>사랑에서 떠나서는 안된다.</text:p>
          </table:table-cell>
          <table:covered-table-cell table:style-name="ce19"/>
          <table:table-cell table:style-name="ce21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19" office:value-type="string" table:number-columns-spanned="2" table:number-rows-spanned="1">
            <text:p>사랑의 대신이 될 수 있는 건, 이 우주에서는 없다.</text:p>
          </table:table-cell>
          <table:covered-table-cell table:style-name="ce19"/>
          <table:table-cell table:style-name="ce21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19">
            <text:p>0619 <text:s/>92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">
            <text:p>0619 <text:s/>92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">
            <text:p>0619 <text:s/>92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">
            <text:p>0619 <text:s/>92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19"/>
          <table:table-cell table:style-name="ce19" office:value-type="string">
            <text:p>it was wednesday, the ni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">
            <text:p>0619 <text:s/>92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19" office:value-type="string">
            <text:p>akala'l'ruzi / anahum / ya'akuluwna'l'uruza. / kadzaalika</text:p>
          </table:table-cell>
          <table:table-cell table:style-name="ce19" office:value-type="string">
            <text:p>I eat rice. they eat rice, as well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">
            <text:p>0619 <text:s/>92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19" office:value-type="string">
            <text:p>ghadzoo[food / xuwr[eat</text:p>
          </table:table-cell>
          <table:table-cell table:style-name="ce19" office:value-type="string">
            <text:p>cats eat food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2">
            <text:p>0619 <text:s/>92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2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 office:value-type="string">
            <text:p>it is not good. it is bad. please don't do it. please stop it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2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2">
            <text:p>0619 <text:s/>92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2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19" office:value-type="string" table:number-columns-spanned="2" table:number-rows-spanned="1">
            <text:p>it was thursday, the tenth of june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2">
            <text:p>0619 <text:s/>92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3">
            <text:p>0619 <text:s/>92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19"/>
          <table:table-cell table:style-name="ce19" office:value-type="string">
            <text:p>it was thursday, the tenth of june.</text:p>
          </table:table-cell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3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3">
            <text:p>0619 <text:s/>92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19" office:value-type="string">
            <text:p>astax'dimu / a'daraadhata / kul / yaomen</text:p>
          </table:table-cell>
          <table:table-cell table:style-name="ce19" office:value-type="string">
            <text:p>I use bicycl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5">
            <text:p>0619 <text:s/>92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19" office:value-type="string">
            <text:p>har / fluwt / dhapaniy / miy'zanam</text:p>
          </table:table-cell>
          <table:table-cell table:style-name="ce19" office:value-type="string">
            <text:p>I play japanese flute,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5">
            <text:p>0619 <text:s/>92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5">
            <text:p>0619 <text:s/>92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19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5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5">
            <text:p>0619 <text:s/>92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19" office:value-type="string">
            <text:p>昔、犬を飼っていました。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5">
            <text:p>0619 <text:s/>92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5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19" office:value-type="string" table:number-columns-spanned="2" table:number-rows-spanned="1">
            <text:p>h^aziy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19" office:value-type="string">
            <text:p>alkol / miy'nuwsham</text:p>
          </table:table-cell>
          <table:table-cell table:style-name="ce19" office:value-type="string">
            <text:p>I drink alcohol every 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19" office:value-type="string" table:number-columns-spanned="2" table:number-rows-spanned="1">
            <text:p>it is not good. it is bad. please don't do it. please stop it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19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19" office:value-type="string">
            <text:p>it is good. you are doing well. please do it. please continue it. / please do it again.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6">
            <text:p>0619 <text:s/>92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/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4.14">
            <text:p>0619 <text:s/>92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/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3.75">
            <text:p>0619 <text:s/>92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3.75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8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5">
            <text:p>7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8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8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8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8">
            <text:p>0619 <text:s/>92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9T09:20:46.28">
            <text:p>0619 <text:s/>920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9T09:20:46.28">
            <text:p>0619 <text:s/>92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19T09:20:46.28">
            <text:p>0619 <text:s/>920</text:p>
          </table:table-cell>
          <table:table-cell table:style-name="ce7" table:formula="of:=NOW()" office:value-type="date" office:date-value="2021-06-19T09:20:46.28">
            <text:p>0619 <text:s/>92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19T09:20:46.28">
            <text:p>0619 <text:s/>92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9">2021/06/19</text:date>, <text:time>09:20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19T09:20:45.73</dc:date>
    <dc:creator>iwabuchi ken</dc:creator>
    <meta:editing-duration>P3DT18H25M13S</meta:editing-duration>
    <meta:editing-cycles>538</meta:editing-cycles>
    <meta:generator>OpenOffice/4.1.3$Win32 OpenOffice.org_project/413m1$Build-9783</meta:generator>
    <meta:document-statistic meta:table-count="2" meta:cell-count="907" meta:object-count="0"/>
  </office:meta>
</office:document-meta>
</file>